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745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bc837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AFA6A1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 Mobile</text:p>
          </table:table-cell>
          <table:table-cell office:value-type="string">
            <text:p>Base license + 15 mobile targets + 1 agents</text:p>
          </table:table-cell>
          <table:table-cell office:value-type="float" office:value="249300">
            <text:p>2493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</text:p>
          </table:table-cell>
          <table:table-cell office:value-type="string">
            <text:p>Base license + 50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E0AD6E22</text:p>
          </table:table-cell>
          <table:table-cell office:value-type="string">
            <text:p>Slovakia</text:p>
          </table:table-cell>
          <table:table-cell office:value-type="string">
            <text:p>FinSpy Mobile</text:p>
          </table:table-cell>
          <table:table-cell office:value-type="string">
            <text:p>Base license + 15 mobile targets + 1 agents</text:p>
          </table:table-cell>
          <table:table-cell office:value-type="float" office:value="249300">
            <text:p>2493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7 agents</text:p>
          </table:table-cell>
          <table:table-cell office:value-type="float" office:value="571800">
            <text:p>5718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10 targets + 7 agents</text:p>
          </table:table-cell>
          <table:table-cell office:value-type="float" office:value="595200">
            <text:p>5952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10 targets + 7 agents</text:p>
          </table:table-cell>
          <table:table-cell office:value-type="float" office:value="595200">
            <text:p>5952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10 targets + 30 mobile targets + 7 agents</text:p>
          </table:table-cell>
          <table:table-cell office:value-type="float" office:value="665400">
            <text:p>665400</text:p>
          </table:table-cell>
          <table:table-cell table:number-columns-repeated="3"/>
        </table:table-row>
        <table:table-row table:style-name="ro1">
          <table:table-cell office:value-type="string">
            <text:p>E5C0C644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7678CCD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678CCD6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7678CCD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678CCD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Spy</text:p>
          </table:table-cell>
          <table:table-cell office:value-type="string">
            <text:p>Base license + 25 targets + 3 agents</text:p>
          </table:table-cell>
          <table:table-cell office:value-type="float" office:value="295500">
            <text:p>29550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Spy</text:p>
          </table:table-cell>
          <table:table-cell office:value-type="string">
            <text:p>Base license + 150 targets + 10 agents</text:p>
          </table:table-cell>
          <table:table-cell office:value-type="float" office:value="723000">
            <text:p>72300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559458B5</text:p>
          </table:table-cell>
          <table:table-cell office:value-type="string">
            <text:p>Mongol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Training</text:p>
          </table:table-cell>
          <table:table-cell/>
          <table:table-cell office:value-type="float" office:value="6480">
            <text:p>64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Training</text:p>
          </table:table-cell>
          <table:table-cell/>
          <table:table-cell office:value-type="float" office:value="6480">
            <text:p>64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Net</text:p>
          </table:table-cell>
          <table:table-cell/>
          <table:table-cell office:value-type="float" office:value="163898">
            <text:p>163898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Net</text:p>
          </table:table-cell>
          <table:table-cell/>
          <table:table-cell office:value-type="float" office:value="163898">
            <text:p>163898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Gamma9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Spy</text:p>
          </table:table-cell>
          <table:table-cell office:value-type="string">
            <text:p>Base license + 10 targets + 5 agents</text:p>
          </table:table-cell>
          <table:table-cell office:value-type="float" office:value="236400">
            <text:p>23640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Spy</text:p>
          </table:table-cell>
          <table:table-cell office:value-type="string">
            <text:p>Base license</text:p>
          </table:table-cell>
          <table:table-cell office:value-type="float" office:value="156000">
            <text:p>15600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4599A7D0</text:p>
          </table:table-cell>
          <table:table-cell office:value-type="string">
            <text:p>Qatar SSB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6F202E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6F202E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2 agents</text:p>
          </table:table-cell>
          <table:table-cell office:value-type="float" office:value="295800">
            <text:p>295800</text:p>
          </table:table-cell>
          <table:table-cell table:number-columns-repeated="3"/>
        </table:table-row>
        <table:table-row table:style-name="ro1">
          <table:table-cell office:value-type="string">
            <text:p>F6F202E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6F202EA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6F202E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E65145B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5 agents</text:p>
          </table:table-cell>
          <table:table-cell office:value-type="float" office:value="549000">
            <text:p>5490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F378934F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Spy</text:p>
          </table:table-cell>
          <table:table-cell office:value-type="string">
            <text:p>Base license + 100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Spy</text:p>
          </table:table-cell>
          <table:table-cell office:value-type="string">
            <text:p>Base license + 100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Spy</text:p>
          </table:table-cell>
          <table:table-cell office:value-type="string">
            <text:p>Base license + 100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7549C72</text:p>
          </table:table-cell>
          <table:table-cell office:value-type="string">
            <text:p>South Afric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DDCD64A2</text:p>
          </table:table-cell>
          <table:table-cell office:value-type="string">
            <text:p>Bahrain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1 agents</text:p>
          </table:table-cell>
          <table:table-cell office:value-type="float" office:value="179100">
            <text:p>17910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1 agents</text:p>
          </table:table-cell>
          <table:table-cell office:value-type="float" office:value="179100">
            <text:p>17910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0DBB5B36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0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0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0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0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88BAE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0 targets + 10 agents</text:p>
          </table:table-cell>
          <table:table-cell office:value-type="float" office:value="512400">
            <text:p>512400</text:p>
          </table:table-cell>
          <table:table-cell table:number-columns-repeated="3"/>
        </table:table-row>
        <table:table-row table:style-name="ro1">
          <table:table-cell office:value-type="string">
            <text:p>0DF6972B</text:p>
          </table:table-cell>
          <table:table-cell office:value-type="string">
            <text:p>Pakistan</text:p>
          </table:table-cell>
          <table:table-cell office:value-type="string">
            <text:p>FinSpy</text:p>
          </table:table-cell>
          <table:table-cell office:value-type="string">
            <text:p>Base license + 35 targets + 5 agents</text:p>
          </table:table-cell>
          <table:table-cell office:value-type="float" office:value="396900">
            <text:p>396900</text:p>
          </table:table-cell>
          <table:table-cell table:number-columns-repeated="3"/>
        </table:table-row>
        <table:table-row table:style-name="ro1">
          <table:table-cell office:value-type="string">
            <text:p>0DF6972B</text:p>
          </table:table-cell>
          <table:table-cell office:value-type="string">
            <text:p>Pakistan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DF6972B</text:p>
          </table:table-cell>
          <table:table-cell office:value-type="string">
            <text:p>Pakistan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DE8E0FC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9145EC2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145EC2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145EC2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145EC2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145EC2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3DAAD57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73DAAD57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3DAAD57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2 agents</text:p>
          </table:table-cell>
          <table:table-cell office:value-type="float" office:value="514800">
            <text:p>514800</text:p>
          </table:table-cell>
          <table:table-cell table:number-columns-repeated="3"/>
        </table:table-row>
        <table:table-row table:style-name="ro1">
          <table:table-cell office:value-type="string">
            <text:p>73DAAD57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3DAAD5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9772CC6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979A48A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979A48A0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40 mobile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40 mobile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40 mobile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40 mobile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0 targets + 5 agents</text:p>
          </table:table-cell>
          <table:table-cell office:value-type="float" office:value="432000">
            <text:p>43200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34918D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mobile targets + 3 agents</text:p>
          </table:table-cell>
          <table:table-cell office:value-type="float" office:value="369420">
            <text:p>36942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B58616D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5 mobile targets + 3 agents</text:p>
          </table:table-cell>
          <table:table-cell office:value-type="float" office:value="374100">
            <text:p>3741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D5D58215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5 mobile targets + 3 agents</text:p>
          </table:table-cell>
          <table:table-cell office:value-type="float" office:value="397500">
            <text:p>397500</text:p>
          </table:table-cell>
          <table:table-cell table:number-columns-repeated="3"/>
        </table:table-row>
        <table:table-row table:style-name="ro1">
          <table:table-cell office:value-type="string">
            <text:p>AFE2D27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AFE2D27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AFE2D27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1 agents</text:p>
          </table:table-cell>
          <table:table-cell office:value-type="float" office:value="179100">
            <text:p>179100</text:p>
          </table:table-cell>
          <table:table-cell table:number-columns-repeated="3"/>
        </table:table-row>
        <table:table-row table:style-name="ro1">
          <table:table-cell office:value-type="string">
            <text:p>AFE2D27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1 agents</text:p>
          </table:table-cell>
          <table:table-cell office:value-type="float" office:value="179100">
            <text:p>1791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6 agents</text:p>
          </table:table-cell>
          <table:table-cell office:value-type="float" office:value="341400">
            <text:p>3414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20 mobile targets + 6 agents</text:p>
          </table:table-cell>
          <table:table-cell office:value-type="float" office:value="443400">
            <text:p>4434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20 mobile targets + 6 agents</text:p>
          </table:table-cell>
          <table:table-cell office:value-type="float" office:value="443400">
            <text:p>4434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20 mobile targets + 6 agents</text:p>
          </table:table-cell>
          <table:table-cell office:value-type="float" office:value="443400">
            <text:p>4434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20 mobile targets + 6 agents</text:p>
          </table:table-cell>
          <table:table-cell office:value-type="float" office:value="443400">
            <text:p>4434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10 mobile targets + 6 agents</text:p>
          </table:table-cell>
          <table:table-cell office:value-type="float" office:value="318000">
            <text:p>318000</text:p>
          </table:table-cell>
          <table:table-cell table:number-columns-repeated="3"/>
        </table:table-row>
        <table:table-row table:style-name="ro1">
          <table:table-cell office:value-type="string">
            <text:p>54F83B4E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 targets + 10 mobile targets + 6 agents</text:p>
          </table:table-cell>
          <table:table-cell office:value-type="float" office:value="318000">
            <text:p>3180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</text:p>
          </table:table-cell>
          <table:table-cell office:value-type="string">
            <text:p>Base license + 25 targets + 8 agents</text:p>
          </table:table-cell>
          <table:table-cell office:value-type="float" office:value="352500">
            <text:p>3525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</text:p>
          </table:table-cell>
          <table:table-cell office:value-type="string">
            <text:p>Base license + 45 targets + 8 agents</text:p>
          </table:table-cell>
          <table:table-cell office:value-type="float" office:value="454500">
            <text:p>4545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 Mobile</text:p>
          </table:table-cell>
          <table:table-cell office:value-type="string">
            <text:p>Base license + 45 targets + 10 mobile targets + 8 agents</text:p>
          </table:table-cell>
          <table:table-cell office:value-type="float" office:value="477900">
            <text:p>4779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 Mobile</text:p>
          </table:table-cell>
          <table:table-cell office:value-type="string">
            <text:p>Base license + 45 targets + 10 mobile targets + 8 agents</text:p>
          </table:table-cell>
          <table:table-cell office:value-type="float" office:value="477900">
            <text:p>4779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</text:p>
          </table:table-cell>
          <table:table-cell office:value-type="string">
            <text:p>Base license + 45 targets + 10 mobile targets + 8 agents</text:p>
          </table:table-cell>
          <table:table-cell office:value-type="float" office:value="477900">
            <text:p>4779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Spy Mobile</text:p>
          </table:table-cell>
          <table:table-cell office:value-type="string">
            <text:p>Base license + 45 targets + 10 mobile targets + 8 agents</text:p>
          </table:table-cell>
          <table:table-cell office:value-type="float" office:value="477900">
            <text:p>47790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4ED6D84</text:p>
          </table:table-cell>
          <table:table-cell office:value-type="string">
            <text:p>Estonia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BEC8B100</text:p>
          </table:table-cell>
          <table:table-cell office:value-type="string">
            <text:p>Vietnam</text:p>
          </table:table-cell>
          <table:table-cell office:value-type="string">
            <text:p>FinSpy Mobile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BEC8B100</text:p>
          </table:table-cell>
          <table:table-cell office:value-type="string">
            <text:p>Vietnam</text:p>
          </table:table-cell>
          <table:table-cell office:value-type="string">
            <text:p>FinSpy Mobile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BEC8B100</text:p>
          </table:table-cell>
          <table:table-cell office:value-type="string">
            <text:p>Vietnam</text:p>
          </table:table-cell>
          <table:table-cell office:value-type="string">
            <text:p>FinSpy Mobile</text:p>
          </table:table-cell>
          <table:table-cell office:value-type="string">
            <text:p>Base license + 10 mobile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</text:p>
          </table:table-cell>
          <table:table-cell office:value-type="string">
            <text:p>Base license + 30 targets + 30 mobile targets + 6 agents</text:p>
          </table:table-cell>
          <table:table-cell office:value-type="float" office:value="466800">
            <text:p>4668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Spy Mobile</text:p>
          </table:table-cell>
          <table:table-cell office:value-type="string">
            <text:p>Base license + 30 targets + 30 mobile targets + 6 agents</text:p>
          </table:table-cell>
          <table:table-cell office:value-type="float" office:value="466800">
            <text:p>466800</text:p>
          </table:table-cell>
          <table:table-cell table:number-columns-repeated="3"/>
        </table:table-row>
        <table:table-row table:style-name="ro1">
          <table:table-cell office:value-type="string">
            <text:p>88F3D306</text:p>
          </table:table-cell>
          <table:table-cell office:value-type="string">
            <text:p>Australia NSW Police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6BECF61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DBB3DED7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DBB3DED7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DBB3DED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10 mobile targets + 4 agents</text:p>
          </table:table-cell>
          <table:table-cell office:value-type="float" office:value="397200">
            <text:p>39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0 mobile targets + 4 agents</text:p>
          </table:table-cell>
          <table:table-cell office:value-type="float" office:value="397200">
            <text:p>39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0 mobile targets + 4 agents</text:p>
          </table:table-cell>
          <table:table-cell office:value-type="float" office:value="397200">
            <text:p>39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10 mobile targets + 4 agents</text:p>
          </table:table-cell>
          <table:table-cell office:value-type="float" office:value="397200">
            <text:p>39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10 mobile targets + 4 agents</text:p>
          </table:table-cell>
          <table:table-cell office:value-type="float" office:value="397200">
            <text:p>39720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float" office:value="76026992">
            <text:p>7602699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40 mobile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0 targets + 1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40 targets + 2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40 targets + 2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59763BF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40 targets + 2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C5093EE3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5093EE3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5093EE3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3FED1144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3 agents</text:p>
          </table:table-cell>
          <table:table-cell office:value-type="float" office:value="201900">
            <text:p>201900</text:p>
          </table:table-cell>
          <table:table-cell table:number-columns-repeated="3"/>
        </table:table-row>
        <table:table-row table:style-name="ro1">
          <table:table-cell office:value-type="string">
            <text:p>3FED1144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3FED1144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3 agents</text:p>
          </table:table-cell>
          <table:table-cell office:value-type="float" office:value="201900">
            <text:p>201900</text:p>
          </table:table-cell>
          <table:table-cell table:number-columns-repeated="3"/>
        </table:table-row>
        <table:table-row table:style-name="ro1">
          <table:table-cell office:value-type="string">
            <text:p>3FED1144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3FED1144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20 targets + 9 agents</text:p>
          </table:table-cell>
          <table:table-cell office:value-type="float" office:value="352200">
            <text:p>3522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20 targets + 10 mobile targets + 9 agents</text:p>
          </table:table-cell>
          <table:table-cell office:value-type="float" office:value="375600">
            <text:p>375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20 targets + 10 mobile targets + 9 agents</text:p>
          </table:table-cell>
          <table:table-cell office:value-type="float" office:value="375600">
            <text:p>375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20 targets + 10 mobile targets + 9 agents</text:p>
          </table:table-cell>
          <table:table-cell office:value-type="float" office:value="375600">
            <text:p>375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25 targets + 5 mobile targets + 9 agents</text:p>
          </table:table-cell>
          <table:table-cell office:value-type="float" office:value="375600">
            <text:p>375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25 targets + 5 mobile targets + 9 agents</text:p>
          </table:table-cell>
          <table:table-cell office:value-type="float" office:value="375600">
            <text:p>375600</text:p>
          </table:table-cell>
          <table:table-cell table:number-columns-repeated="3"/>
        </table:table-row>
        <table:table-row table:style-name="ro1">
          <table:table-cell office:value-type="string">
            <text:p>49378CEF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CC1AC4B8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0 mobile targets + 10 agents</text:p>
          </table:table-cell>
          <table:table-cell office:value-type="float" office:value="606000">
            <text:p>606000</text:p>
          </table:table-cell>
          <table:table-cell table:number-columns-repeated="3"/>
        </table:table-row>
        <table:table-row table:style-name="ro1">
          <table:table-cell office:value-type="string">
            <text:p>CC1AC4B8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85 mobile targets + 10 agents</text:p>
          </table:table-cell>
          <table:table-cell office:value-type="float" office:value="641100">
            <text:p>641100</text:p>
          </table:table-cell>
          <table:table-cell table:number-columns-repeated="3"/>
        </table:table-row>
        <table:table-row table:style-name="ro1">
          <table:table-cell office:value-type="string">
            <text:p>CC1AC4B8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85 mobile targets + 10 agents</text:p>
          </table:table-cell>
          <table:table-cell office:value-type="float" office:value="641100">
            <text:p>641100</text:p>
          </table:table-cell>
          <table:table-cell table:number-columns-repeated="3"/>
        </table:table-row>
        <table:table-row table:style-name="ro1">
          <table:table-cell office:value-type="string">
            <text:p>CC1AC4B8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85 mobile targets + 10 agents</text:p>
          </table:table-cell>
          <table:table-cell office:value-type="float" office:value="641100">
            <text:p>641100</text:p>
          </table:table-cell>
          <table:table-cell table:number-columns-repeated="3"/>
        </table:table-row>
        <table:table-row table:style-name="ro1">
          <table:table-cell office:value-type="string">
            <text:p>CC1AC4B8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85 mobile targets + 10 agents</text:p>
          </table:table-cell>
          <table:table-cell office:value-type="float" office:value="641100">
            <text:p>6411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89EC5BB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Fly ISP</text:p>
          </table:table-cell>
          <table:table-cell table:number-columns-repeated="5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62CF12AD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3DF77708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20 targets + 5 agents</text:p>
          </table:table-cell>
          <table:table-cell office:value-type="float" office:value="306600">
            <text:p>306600</text:p>
          </table:table-cell>
          <table:table-cell table:number-columns-repeated="3"/>
        </table:table-row>
        <table:table-row table:style-name="ro1">
          <table:table-cell office:value-type="string">
            <text:p>3DF77708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4 agents</text:p>
          </table:table-cell>
          <table:table-cell office:value-type="float" office:value="225000">
            <text:p>2250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4 agents</text:p>
          </table:table-cell>
          <table:table-cell office:value-type="float" office:value="225000">
            <text:p>2250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4 agents</text:p>
          </table:table-cell>
          <table:table-cell office:value-type="float" office:value="225000">
            <text:p>2250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4 agents</text:p>
          </table:table-cell>
          <table:table-cell office:value-type="float" office:value="225000">
            <text:p>22500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0CD6D97</text:p>
          </table:table-cell>
          <table:table-cell office:value-type="string">
            <text:p>Belgium</text:p>
          </table:table-cell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79E95D1D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9E95D1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1 agents</text:p>
          </table:table-cell>
          <table:table-cell office:value-type="float" office:value="179100">
            <text:p>179100</text:p>
          </table:table-cell>
          <table:table-cell table:number-columns-repeated="3"/>
        </table:table-row>
        <table:table-row table:style-name="ro1">
          <table:table-cell office:value-type="string">
            <text:p>663F8B4D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663F8B4D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663F8B4D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E19833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40 targets + 3 agents</text:p>
          </table:table-cell>
          <table:table-cell office:value-type="float" office:value="385800">
            <text:p>3858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E198336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Spy</text:p>
          </table:table-cell>
          <table:table-cell office:value-type="string">
            <text:p>Base license + 15 targets + 15 mobile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Spy Mobile</text:p>
          </table:table-cell>
          <table:table-cell office:value-type="string">
            <text:p>Base license + 15 targets + 15 mobile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660CE4</text:p>
          </table:table-cell>
          <table:table-cell office:value-type="string">
            <text:p>Nigeria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F770EB3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0 mobile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0 mobile targets + 4 agents</text:p>
          </table:table-cell>
          <table:table-cell office:value-type="float" office:value="444000">
            <text:p>44400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0917680A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1 targets + 1 mobile targets + 1 agents</text:p>
          </table:table-cell>
          <table:table-cell office:value-type="float" office:value="172080">
            <text:p>17208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1 targets + 1 mobile targets + 1 agents</text:p>
          </table:table-cell>
          <table:table-cell office:value-type="float" office:value="172080">
            <text:p>17208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1 targets + 1 mobile targets + 1 agents</text:p>
          </table:table-cell>
          <table:table-cell office:value-type="float" office:value="172080">
            <text:p>17208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2 targets + 2 mobile targets + 3 agents</text:p>
          </table:table-cell>
          <table:table-cell office:value-type="float" office:value="199560">
            <text:p>19956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2 targets + 2 mobile targets + 3 agents</text:p>
          </table:table-cell>
          <table:table-cell office:value-type="float" office:value="199560">
            <text:p>19956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20FEC907</text:p>
          </table:table-cell>
          <table:table-cell office:value-type="string">
            <text:p>Netherlands KLPD</text:p>
          </table:table-cell>
          <table:table-cell office:value-type="string">
            <text:p>FinSpy</text:p>
          </table:table-cell>
          <table:table-cell office:value-type="string">
            <text:p>Base license + 2 targets + 2 mobile targets + 3 agents</text:p>
          </table:table-cell>
          <table:table-cell office:value-type="float" office:value="199560">
            <text:p>19956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Spy</text:p>
          </table:table-cell>
          <table:table-cell office:value-type="string">
            <text:p>Base license + 150 targets + 5 agents</text:p>
          </table:table-cell>
          <table:table-cell office:value-type="float" office:value="666000">
            <text:p>66600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B206FF8C</text:p>
          </table:table-cell>
          <table:table-cell office:value-type="string">
            <text:p>Singapore PCS Security</text:p>
          </table:table-cell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3 agents</text:p>
          </table:table-cell>
          <table:table-cell office:value-type="float" office:value="213600">
            <text:p>21360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3 agents</text:p>
          </table:table-cell>
          <table:table-cell office:value-type="float" office:value="213600">
            <text:p>21360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82990EA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Spy</text:p>
          </table:table-cell>
          <table:table-cell office:value-type="string">
            <text:p>Base license + 20 targets + 2 agents</text:p>
          </table:table-cell>
          <table:table-cell office:value-type="float" office:value="272400">
            <text:p>27240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Spy</text:p>
          </table:table-cell>
          <table:table-cell office:value-type="string">
            <text:p>Base license + 20 targets + 2 agents</text:p>
          </table:table-cell>
          <table:table-cell office:value-type="float" office:value="272400">
            <text:p>27240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Spy</text:p>
          </table:table-cell>
          <table:table-cell office:value-type="string">
            <text:p>Base license + 20 targets + 2 agents</text:p>
          </table:table-cell>
          <table:table-cell office:value-type="float" office:value="272400">
            <text:p>272400</text:p>
          </table:table-cell>
          <table:table-cell table:number-columns-repeated="3"/>
        </table:table-row>
        <table:table-row table:style-name="ro1">
          <table:table-cell office:value-type="string">
            <text:p>6B9EDD58</text:p>
          </table:table-cell>
          <table:table-cell office:value-type="string">
            <text:p>Bangladesh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9A2221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79A2221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79A2221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0012A3F0</text:p>
          </table:table-cell>
          <table:table-cell office:value-type="string">
            <text:p>Hungary SSNS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0012A3F0</text:p>
          </table:table-cell>
          <table:table-cell office:value-type="string">
            <text:p>Hungary SSNS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0012A3F0</text:p>
          </table:table-cell>
          <table:table-cell office:value-type="string">
            <text:p>Hungary SSNS</text:p>
          </table:table-cell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012A3F0</text:p>
          </table:table-cell>
          <table:table-cell office:value-type="string">
            <text:p>Hungary SSNS</text:p>
          </table:table-cell>
          <table:table-cell office:value-type="string">
            <text:p>FinSpy</text:p>
          </table:table-cell>
          <table:table-cell office:value-type="string">
            <text:p>Base license + 10 targets + 1 agents</text:p>
          </table:table-cell>
          <table:table-cell office:value-type="float" office:value="190800">
            <text:p>190800</text:p>
          </table:table-cell>
          <table:table-cell table:number-columns-repeated="3"/>
        </table:table-row>
        <table:table-row table:style-name="ro1">
          <table:table-cell office:value-type="string">
            <text:p>0012A3F0</text:p>
          </table:table-cell>
          <table:table-cell office:value-type="string">
            <text:p>Hungary SSNS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4 agents</text:p>
          </table:table-cell>
          <table:table-cell office:value-type="float" office:value="537600">
            <text:p>537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50 mobile targets + 6 agents</text:p>
          </table:table-cell>
          <table:table-cell office:value-type="float" office:value="677400">
            <text:p>6774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float" office:value="36666677">
            <text:p>36666677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7656ED4D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DA93FA7D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FB0C602B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22F984B0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22F984B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22F984B0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6 targets + 6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22F984B0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22F984B0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EDD0F89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306871B</text:p>
          </table:table-cell>
          <table:table-cell office:value-type="string">
            <text:p>Italy</text:p>
          </table:table-cell>
          <table:table-cell office:value-type="string">
            <text:p>FinSpy</text:p>
          </table:table-cell>
          <table:table-cell office:value-type="string">
            <text:p>Base license + 5 targets + 5 mobile targets + 6 agents</text:p>
          </table:table-cell>
          <table:table-cell office:value-type="float" office:value="247800">
            <text:p>247800</text:p>
          </table:table-cell>
          <table:table-cell table:number-columns-repeated="3"/>
        </table:table-row>
        <table:table-row table:style-name="ro1">
          <table:table-cell office:value-type="string">
            <text:p>7306871B</text:p>
          </table:table-cell>
          <table:table-cell office:value-type="string">
            <text:p>Italy</text:p>
          </table:table-cell>
          <table:table-cell office:value-type="string">
            <text:p>FinSpy Mobile</text:p>
          </table:table-cell>
          <table:table-cell office:value-type="string">
            <text:p>Base license + 5 targets + 5 mobile targets + 6 agents</text:p>
          </table:table-cell>
          <table:table-cell office:value-type="float" office:value="247800">
            <text:p>247800</text:p>
          </table:table-cell>
          <table:table-cell table:number-columns-repeated="3"/>
        </table:table-row>
        <table:table-row table:style-name="ro1">
          <table:table-cell office:value-type="string">
            <text:p>7306871B</text:p>
          </table:table-cell>
          <table:table-cell office:value-type="string">
            <text:p>Italy</text:p>
          </table:table-cell>
          <table:table-cell office:value-type="string">
            <text:p>FinSpy</text:p>
          </table:table-cell>
          <table:table-cell office:value-type="string">
            <text:p>Base license + 75 targets + 25 mobile targets + 6 agents</text:p>
          </table:table-cell>
          <table:table-cell office:value-type="float" office:value="560400">
            <text:p>560400</text:p>
          </table:table-cell>
          <table:table-cell table:number-columns-repeated="3"/>
        </table:table-row>
        <table:table-row table:style-name="ro1">
          <table:table-cell office:value-type="string">
            <text:p>7306871B</text:p>
          </table:table-cell>
          <table:table-cell office:value-type="string">
            <text:p>Italy</text:p>
          </table:table-cell>
          <table:table-cell office:value-type="string">
            <text:p>FinSpy Mobile</text:p>
          </table:table-cell>
          <table:table-cell office:value-type="string">
            <text:p>Base license + 75 targets + 25 mobile targets + 6 agents</text:p>
          </table:table-cell>
          <table:table-cell office:value-type="float" office:value="560400">
            <text:p>560400</text:p>
          </table:table-cell>
          <table:table-cell table:number-columns-repeated="3"/>
        </table:table-row>
        <table:table-row table:style-name="ro1">
          <table:table-cell office:value-type="string">
            <text:p>7F425F82</text:p>
          </table:table-cell>
          <table:table-cell office:value-type="string">
            <text:p>Bosnia Herzegovina Intelligence</text:p>
          </table:table-cell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7F425F82</text:p>
          </table:table-cell>
          <table:table-cell office:value-type="string">
            <text:p>Bosnia Herzegovina Intelligen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7F425F82</text:p>
          </table:table-cell>
          <table:table-cell office:value-type="string">
            <text:p>Bosnia Herzegovina Intelligence</text:p>
          </table:table-cell>
          <table:table-cell office:value-type="string">
            <text:p>FinSpy</text:p>
          </table:table-cell>
          <table:table-cell office:value-type="string">
            <text:p>Base license + 10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25 targets + 5 mobile targets + 2 agents</text:p>
          </table:table-cell>
          <table:table-cell office:value-type="float" office:value="295800">
            <text:p>29580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43A301F9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25 targets + 5 mobile targets + 2 agents</text:p>
          </table:table-cell>
          <table:table-cell office:value-type="float" office:value="295800">
            <text:p>29580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10 mobile targets + 2 agents</text:p>
          </table:table-cell>
          <table:table-cell office:value-type="float" office:value="272400">
            <text:p>27240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 targets + 10 mobile targets + 2 agents</text:p>
          </table:table-cell>
          <table:table-cell office:value-type="float" office:value="272400">
            <text:p>27240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51D22D0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80C618D4</text:p>
          </table:table-cell>
          <table:table-cell office:value-type="string">
            <text:p>Italy</text:p>
          </table:table-cell>
          <table:table-cell office:value-type="string">
            <text:p>FinSpy</text:p>
          </table:table-cell>
          <table:table-cell office:value-type="string">
            <text:p>Base license + 15 targets + 15 mobile targets + 6 agents</text:p>
          </table:table-cell>
          <table:table-cell office:value-type="float" office:value="341400">
            <text:p>341400</text:p>
          </table:table-cell>
          <table:table-cell table:number-columns-repeated="3"/>
        </table:table-row>
        <table:table-row table:style-name="ro1">
          <table:table-cell office:value-type="string">
            <text:p>80C618D4</text:p>
          </table:table-cell>
          <table:table-cell office:value-type="string">
            <text:p>Italy</text:p>
          </table:table-cell>
          <table:table-cell office:value-type="string">
            <text:p>FinSpy Mobile</text:p>
          </table:table-cell>
          <table:table-cell office:value-type="string">
            <text:p>Base license + 15 targets + 15 mobile targets + 6 agents</text:p>
          </table:table-cell>
          <table:table-cell office:value-type="float" office:value="341400">
            <text:p>341400</text:p>
          </table:table-cell>
          <table:table-cell table:number-columns-repeated="3"/>
        </table:table-row>
        <table:table-row table:style-name="ro1">
          <table:table-cell office:value-type="string">
            <text:p>80C618D4</text:p>
          </table:table-cell>
          <table:table-cell office:value-type="string">
            <text:p>Italy</text:p>
          </table:table-cell>
          <table:table-cell office:value-type="string">
            <text:p>FinSpy Mobile</text:p>
          </table:table-cell>
          <table:table-cell office:value-type="string">
            <text:p>Base license + 15 targets + 15 mobile targets + 6 agents</text:p>
          </table:table-cell>
          <table:table-cell office:value-type="float" office:value="341400">
            <text:p>3414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10 agents</text:p>
          </table:table-cell>
          <table:table-cell office:value-type="float" office:value="606000">
            <text:p>6060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0 targets + 50 mobile targets + 10 agents</text:p>
          </table:table-cell>
          <table:table-cell office:value-type="float" office:value="606000">
            <text:p>6060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026B8822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C6FEB248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6FEB248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 targets + 3 mobile targets + 1 agents</text:p>
          </table:table-cell>
          <table:table-cell office:value-type="float" office:value="181440">
            <text:p>181440</text:p>
          </table:table-cell>
          <table:table-cell table:number-columns-repeated="3"/>
        </table:table-row>
        <table:table-row table:style-name="ro1">
          <table:table-cell office:value-type="string">
            <text:p>C6FEB248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 targets + 3 mobile targets + 1 agents</text:p>
          </table:table-cell>
          <table:table-cell office:value-type="float" office:value="181440">
            <text:p>18144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5 mobile targets + 3 agents</text:p>
          </table:table-cell>
          <table:table-cell office:value-type="float" office:value="272100">
            <text:p>2721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 targets + 5 mobile targets + 3 agents</text:p>
          </table:table-cell>
          <table:table-cell office:value-type="float" office:value="272100">
            <text:p>2721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 targets + 5 mobile targets + 3 agents</text:p>
          </table:table-cell>
          <table:table-cell office:value-type="float" office:value="272100">
            <text:p>2721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 targets + 5 mobile targets + 3 agents</text:p>
          </table:table-cell>
          <table:table-cell office:value-type="float" office:value="272100">
            <text:p>2721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CC57BE53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2A167AC6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2A167AC6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0 mobile targets + 3 agents</text:p>
          </table:table-cell>
          <table:table-cell office:value-type="float" office:value="432600">
            <text:p>432600</text:p>
          </table:table-cell>
          <table:table-cell table:number-columns-repeated="3"/>
        </table:table-row>
        <table:table-row table:style-name="ro1">
          <table:table-cell office:value-type="string">
            <text:p>2A167AC6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2A167AC6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2A167AC6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547C8AC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547C8A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547C8AC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5 targets + 3 agents</text:p>
          </table:table-cell>
          <table:table-cell office:value-type="float" office:value="272100">
            <text:p>2721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5 mobile targets + 2 agents</text:p>
          </table:table-cell>
          <table:table-cell office:value-type="float" office:value="260700">
            <text:p>2607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0 mobile targets + 2 agents</text:p>
          </table:table-cell>
          <table:table-cell office:value-type="float" office:value="397800">
            <text:p>3978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F90ACE17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Geoff1</text:p>
          </table:table-cell>
          <table:table-cell/>
          <table:table-cell office:value-type="string">
            <text:p>FinFly Net</text:p>
          </table:table-cell>
          <table:table-cell/>
          <table:table-cell office:value-type="float" office:value="163898">
            <text:p>163898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30 mobile targets + 6 agents</text:p>
          </table:table-cell>
          <table:table-cell office:value-type="float" office:value="466800">
            <text:p>46680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30 mobile targets + 6 agents</text:p>
          </table:table-cell>
          <table:table-cell office:value-type="float" office:value="466800">
            <text:p>46680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180018D8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613780C4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mobile targets + 3 agents</text:p>
          </table:table-cell>
          <table:table-cell office:value-type="float" office:value="307200">
            <text:p>307200</text:p>
          </table:table-cell>
          <table:table-cell table:number-columns-repeated="3"/>
        </table:table-row>
        <table:table-row table:style-name="ro1">
          <table:table-cell office:value-type="string">
            <text:p>6B5CC6A2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2 mobile targets + 1 agents</text:p>
          </table:table-cell>
          <table:table-cell office:value-type="float" office:value="242280">
            <text:p>24228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70 targets + 30 mobile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70 targets + 30 mobile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FCFE2B79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70 targets + 30 mobile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70 targets + 30 mobile targets + 3 agents</text:p>
          </table:table-cell>
          <table:table-cell office:value-type="float" office:value="526200">
            <text:p>526200</text:p>
          </table:table-cell>
          <table:table-cell table:number-columns-repeated="3"/>
        </table:table-row>
        <table:table-row table:style-name="ro1">
          <table:table-cell office:value-type="string">
            <text:p>C1D31255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72EDF7D3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72EDF7D3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5 targets + 5 mobile targets + 2 agents</text:p>
          </table:table-cell>
          <table:table-cell office:value-type="float" office:value="202200">
            <text:p>2022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30 targets + 50 mobile targets + 6 agents</text:p>
          </table:table-cell>
          <table:table-cell office:value-type="float" office:value="513600">
            <text:p>5136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30 targets + 50 mobile targets + 6 agents</text:p>
          </table:table-cell>
          <table:table-cell office:value-type="float" office:value="513600">
            <text:p>5136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Fly LAN</text:p>
          </table:table-cell>
          <table:table-cell/>
          <table:table-cell office:value-type="float" office:value="32580">
            <text:p>3258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FireWir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78D08C85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50 mobile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50 mobile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Spy</text:p>
          </table:table-cell>
          <table:table-cell office:value-type="string">
            <text:p>Base license + 100 targets + 50 mobile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Spy Mobile</text:p>
          </table:table-cell>
          <table:table-cell office:value-type="string">
            <text:p>Base license + 100 targets + 50 mobile targets + 7 agents</text:p>
          </table:table-cell>
          <table:table-cell office:value-type="float" office:value="688800">
            <text:p>6888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Intrusion Kit</text:p>
          </table:table-cell>
          <table:table-cell/>
          <table:table-cell office:value-type="float" office:value="30600">
            <text:p>306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Fly Web</text:p>
          </table:table-cell>
          <table:table-cell/>
          <table:table-cell office:value-type="float" office:value="36600">
            <text:p>3660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USB Suite</text:p>
          </table:table-cell>
          <table:table-cell/>
          <table:table-cell office:value-type="float" office:value="13080">
            <text:p>13080</text:p>
          </table:table-cell>
          <table:table-cell table:number-columns-repeated="3"/>
        </table:table-row>
        <table:table-row table:style-name="ro1">
          <table:table-cell office:value-type="string">
            <text:p>DAF42FBC</text:p>
          </table:table-cell>
          <table:table-cell/>
          <table:table-cell office:value-type="string">
            <text:p>FinFly USB</text:p>
          </table:table-cell>
          <table:table-cell/>
          <table:table-cell office:value-type="float" office:value="4620">
            <text:p>4620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number-columns-repeated="5"/>
          <table:table-cell table:formula="of:=SUM([.E2:.E749])" office:value-type="float" office:value="98362554">
            <text:p>98362554</text:p>
          </table:table-cell>
          <table:table-cell office:value-type="string">
            <text:p>Total</text:p>
          </table:table-cell>
          <table:table-cell/>
        </table:table-row>
        <table:table-row table:style-name="ro3">
          <table:table-cell table:number-columns-repeated="5"/>
          <table:table-cell table:formula="of:=SUBTOTAL(9;[.E2:.E1000])" office:value-type="float" office:value="98362554">
            <text:p>98362554</text:p>
          </table:table-cell>
          <table:table-cell office:value-type="string">
            <text:p>FinFireWire</text:p>
          </table:table-cell>
          <table:table-cell office:value-type="float" office:value="1203360">
            <text:p>1203360</text:p>
          </table:table-cell>
        </table:table-row>
        <table:table-row table:style-name="ro3">
          <table:table-cell table:number-columns-repeated="6"/>
          <table:table-cell office:value-type="string">
            <text:p>FinFly LAN</text:p>
          </table:table-cell>
          <table:table-cell office:value-type="float" office:value="2052540">
            <text:p>2052540</text:p>
          </table:table-cell>
        </table:table-row>
        <table:table-row table:style-name="ro3">
          <table:table-cell table:number-columns-repeated="6"/>
          <table:table-cell office:value-type="string">
            <text:p>FinFly Net</text:p>
          </table:table-cell>
          <table:table-cell office:value-type="float" office:value="491694">
            <text:p>491694</text:p>
          </table:table-cell>
        </table:table-row>
        <table:table-row table:style-name="ro3">
          <table:table-cell table:number-columns-repeated="6"/>
          <table:table-cell office:value-type="string">
            <text:p>FinFly USB</text:p>
          </table:table-cell>
          <table:table-cell office:value-type="float" office:value="457380">
            <text:p>457380</text:p>
          </table:table-cell>
        </table:table-row>
        <table:table-row table:style-name="ro3">
          <table:table-cell table:number-columns-repeated="6"/>
          <table:table-cell office:value-type="string">
            <text:p>FinFly Web</text:p>
          </table:table-cell>
          <table:table-cell office:value-type="float" office:value="2086200">
            <text:p>2086200</text:p>
          </table:table-cell>
        </table:table-row>
        <table:table-row table:style-name="ro3">
          <table:table-cell table:number-columns-repeated="6"/>
          <table:table-cell office:value-type="string">
            <text:p>FinIntrusion Kit</text:p>
          </table:table-cell>
          <table:table-cell office:value-type="float" office:value="2264400">
            <text:p>2264400</text:p>
          </table:table-cell>
        </table:table-row>
        <table:table-row table:style-name="ro3">
          <table:table-cell table:number-columns-repeated="6"/>
          <table:table-cell office:value-type="string">
            <text:p>FinSpy</text:p>
          </table:table-cell>
          <table:table-cell office:value-type="float" office:value="60918180">
            <text:p>60918180</text:p>
          </table:table-cell>
        </table:table-row>
        <table:table-row table:style-name="ro3">
          <table:table-cell table:number-columns-repeated="6"/>
          <table:table-cell office:value-type="string">
            <text:p>FinSpy Mobile</text:p>
          </table:table-cell>
          <table:table-cell office:value-type="float" office:value="27528600">
            <text:p>27528600</text:p>
          </table:table-cell>
        </table:table-row>
        <table:table-row table:style-name="ro3">
          <table:table-cell table:number-columns-repeated="6"/>
          <table:table-cell office:value-type="string">
            <text:p>FinTraining</text:p>
          </table:table-cell>
          <table:table-cell office:value-type="float" office:value="12960">
            <text:p>12960</text:p>
          </table:table-cell>
        </table:table-row>
        <table:table-row table:style-name="ro3">
          <table:table-cell table:number-columns-repeated="6"/>
          <table:table-cell office:value-type="string">
            <text:p>FinUSB Suite</text:p>
          </table:table-cell>
          <table:table-cell office:value-type="float" office:value="1347240">
            <text:p>1347240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 table:number-columns-repeated="5"/>
          <table:table-cell table:formula="of:=SUM([.H755:.H768])" office:value-type="float" office:value="98362554">
            <text:p>98362554</text:p>
          </table:table-cell>
          <table:table-cell office:value-type="string">
            <text:p>SUM</text:p>
          </table:table-cell>
          <table:table-cell/>
        </table:table-row>
        <table:table-row table:style-name="ro1">
          <table:table-cell table:number-columns-repeated="5"/>
          <table:table-cell table:formula="of:=[.F754]-[.F769]" office:value-type="float" office:value="0">
            <text:p>0</text:p>
          </table:table-cell>
          <table:table-cell office:value-type="string">
            <text:p>DIFF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7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6T16:25:04</dc:date>
    <dc:creator>x </dc:creator>
    <meta:document-statistic meta:table-count="1" meta:cell-count="2734" meta:object-count="0"/>
  </office:meta>
</office:document-meta>
</file>